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Quest.$P$2:$ListQuest.$P$3])" table:allow-empty-cell="true" table:display-list="unsorted" table:base-cell-address="ListQuest.B604">
          <table:error-message table:message-type="stop" table:display="true"/>
        </table:content-validation>
      </table:content-validations>
      <table:table table:name="ListQu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categoryQuest</text:p>
          </table:table-cell>
          <table:table-cell office:value-type="string" calcext:value-type="string">
            <text:p>nameQuest</text:p>
          </table:table-cell>
          <table:table-cell office:value-type="string" calcext:value-type="string">
            <text:p>dealerQuest</text:p>
          </table:table-cell>
          <table:table-cell office:value-type="string" calcext:value-type="string">
            <text:p>mapLocation</text:p>
          </table:table-cell>
          <table:table-cell office:value-type="string" calcext:value-type="string">
            <text:p>mapMarker</text:p>
          </table:table-cell>
          <table:table-cell table:style-name="ce1" office:value-type="string" calcext:value-type="string" table:number-columns-spanned="5" table:number-rows-spanned="1">
            <text:p>condition</text:p>
          </table:table-cell>
          <table:covered-table-cell table:number-columns-repeated="4"/>
          <table:table-cell office:value-type="string" calcext:value-type="string">
            <text:p>targetQue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atingCity</text:p>
          </table:table-cell>
          <table:table-cell office:value-type="string" calcext:value-type="string">
            <text:p>locationReached</text:p>
          </table:table-cell>
          <table:table-cell table:style-name="ce1" office:value-type="string" calcext:value-type="string" table:number-columns-spanned="3" table:number-rows-spanned="1">
            <text:p>socioStatu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NJ1</text:p>
          </table:table-cell>
          <table:table-cell office:value-type="string" calcext:value-type="string">
            <text:p>PNJ2</text:p>
          </table:table-cell>
          <table:table-cell office:value-type="string" calcext:value-type="string">
            <text:p>targe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Cimetière Mékonit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(Marqueur Rouge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Princip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aserne (Marqueur Rouge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ourmix <text:span text:style-name="T2">Épineux dans la Colonie 9</text:span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Mini-Batraz dans la Colonie 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Coloniaux dans la Colonie 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lambys du Lac dans la Colonie 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Bébé Arma dans la Colonie 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ernies Caillasses dans la colonies 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1<text:span text:style-name="T1">r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à Poigne dans la colonie 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2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des Sables dans la Colonie 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3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Gourdin dans la Colonie 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4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Stiques Légers dans la Colonie 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lapiz Boisé dans la Grotte de Tephra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–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atraz Chantant dans la Grotte de Tephr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5 squamats Pourpres dans la Grotte de Tephr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boratoire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Petites Carapaces dans la Colonie 9 sur Bernie des Sabl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1 Petite Écaille à la Colonie 9 sur Salmo Coloni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ents de Chriro dans la Colonie 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Oeuf non Fécondé dans la Colonie 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Diodes Lapin à la Colonie 9</text:p>
          </table:table-cell>
          <table:table-cell table:number-columns-repeated="6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Plaque Flocon dans la Colonie 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Restauran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Zircones Arc-en-Ciel dans la Colonie 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N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Frelon Géant dans la colonie 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Bague de Mariage dans la Colonie 9 (à trouver derrière la Maison de Dunban)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Perle de Verre Bleu dans la Colonie 9 (à trouver derrière les quais du Quartier Résidentiel où jouent Lukas, Moritz &amp; Norinori)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la Colonie 9 (dans le Quartier Résidentiel derrière la maison proche d’où ce regroupe les jeunes la nuit)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E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Molette dans la Colonie 9 (sur le Quai derrière le Four à éther)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Rhangrot le Délétère près du Plateau de Tephra dans la Colonie 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Bluchal le Béjaune proche de la batterie antiaérienne 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3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Magdalena l’Aquatile près du Parc de la Colline de la Colonie 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Gwynry la Grimpeuse dans les Ruines de Mag Mell dans la Grotte de Tephra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ecret de longévité</text:p>
          </table:table-cell>
          <table:table-cell office:value-type="string" calcext:value-type="string">
            <text:p>Dionysi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oses d’Huile de Batraz en tuant des Mini-Batraz dans la Colonie 9 - Puis retourner voir Dionysis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Nironiro solitaire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Su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a Lettre de Nironiro à Lukas - Puis retourner voir Norinori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es biscuits pour un petit-fils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es Biscuits de Marcia à Jiroque - Puis retourner voir Marcia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montre cassée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parer la Montre Cassée au Laboratoire de Shulk - Trouver 3 Chaînes Bleues dans la Colonie 9 - Retourner au Laboratoir de Shulk pour réparer la Montre - Donner la Montre à Désiré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stoire Principale</text:p>
          </table:table-cell>
          <table:table-cell office:value-type="string" calcext:value-type="string">
            <text:p>La livraison de repa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Shulk et donner-lui le repas (à la Colline de la Colonie 9)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Atelier de Shul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Grotte de Tephra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histoire de curry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Pommes Valse dans la Colonies 9 - Puis retourner voir Giorgio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requêt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trouver Miller dans le Quartier Marchand derrière le Four à éther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jusqu’aux Ruines de Mag Mell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Ruines de Mag Me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Sortie de la Grotte de Tephra par la sortie du Hangar à Cylindr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cupérer les cylindres à éther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venir à la Colonie 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vers la Place Central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Place Centrale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devant le Maison de Dunban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arch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Quartier Résidentiel par l’extérieur de la vill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olonie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Grotte de Tephra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’épuiser pour pas un rond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aisonner Giorgio ou allez demander conseil à sa famille - SI discution avec sa fille : Trouver 3 Menthes Folles dans la Grotte de Tephra - Retourner voir Paola - Retourner voir Giorgio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fleurs saccagée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Hortensias Aube dans la Colonie 9 - retourner voir François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roblèm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 &amp; finir « La requête du capitaine"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5 Éolo-chiros dans la Grotte de Tephra - Retourner voir Emmy Leater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Préparatifs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2 Sacs Vocaux de Batraz en tuant des Batraz Chantant dans les Grtottes de Tephra – Retourner voir Sesame - Aller voir Betty - retourner voir Sesame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ouvenirs d’un fils perdu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l’armure du fils de Cheryl dans la Grotte de Tephra entre la Source des Chagrins et le Lac Vilia– Trouver le fusil du fils de Cheryl – Trouver le couteau du fils de Cheryl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aola &amp; Carine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méliorer l’entente entre Shulk &amp; Reyn et retourner voir Carine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e fille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a Grotte de Tephra - Retourner voir Monica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 garçon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a Grotte de Tephra - Retourner voir Andreas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tourments du critiqu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parler à King Squeez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Courage &amp; Orgueil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chercher Nironiro au Cap Hazaï - Parler à Lukas - Parler à Moritz - Parler à Luka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éducation selon Suzann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Tephr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2 doses de Nectar de Stique Noir en tuant les Stiques Noir de la Grotte Tephra - Retourner voir Suzanna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révisions budgétaires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Parler à Sylviane ou à Léopold – Si on discute avec Sylviane : Chercher les preuves dont elle s’est débarrassée sous la Place Principale – Montrer les ordres à King Squeez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Chemin de Teph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x Ruines de mag Mell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Le veille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e plan - Préparatifs »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Lien orange (septique)</text:p>
          </table:table-cell>
          <table:table-cell office:value-type="string" calcext:value-type="string">
            <text:p>Trouver 2 Carapaces en Fer en tuant des Bernies Coloniaux à la Colonie 9 - Retouner voir Sesame - aller voir Kenny Rohan -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orté disparu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voir le soldat dans le Hangar des Cylindres dans la Colonie 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Collecte arachnéenn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Soies d’Arachnis en tuant des Ouvriers Arachnis dans la Grotte de Tephra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Ruines de Mag Me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ortir des Ruines de Mag Mell par la Salle des Navettes en direction du Lac Vilia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Roches Rotules dans la Grotte de Tephra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Figues Blanches dans la Grotte de Tephra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Pinces Brisées en tuant les Bernies Désertiques dans la Grotte de Tephra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Flacon de Sels de Batraz en tuant un Batraz Noble dans la Grotte de Tephra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endentif égaré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des Cylind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Porté Disparu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le Pendentif égaré dans le Lac Vilia dans la Grotte de Tephra - Retourner voir le soldat dans le Hangar à Cylindr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stratagème selon Suzann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’éducation selon Suzanna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2 Fers Lourds Lapiz en tuant des lapiz dans la Grotte de Tephra - Retourner voir Suzanna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Lac Vili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’enfoncer plus profondement dans la Grotte de Tephra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Lac Vili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Lac Vilia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Remerciemen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r « Porté Disparu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ller creuser à l’endroit indiqer à la sortie de la Grotte de Tephra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Voie barré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Arachnis Dévoués près du Lac Vilia dans la grotte de Tephra – Tuer 4 Arachnis Résolus près du lac Vilia dans la Grotte de Tephra – Tuer 3 Arachnis Zélés près du Lac Vilia dans la grotte de Vilia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Exécution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Murakmor le Sombre de nuit près de la batterie antiaérienne C de la Colonie 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renommé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 « Le problème du capitain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1 Batraz Rôdeur et 1 Bernie Rôdeur aux Sources du Chagrin ou au Lac Vilia dans la Grotte de Tephra - Retourner Emmy Leater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Nid de la Rein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ortir de la Frotte de Tephra en direction de la Colonie 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/>
          <table:table-cell table:number-columns-repeated="17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/>
          <table:table-cell table:number-columns-repeated="17"/>
        </table:table-row>
        <table:table-row table:style-name="ro1" table:number-rows-repeated="501">
          <table:table-cell/>
          <table:table-cell table:content-validation-name="val1"/>
          <table:table-cell table:number-columns-repeated="17"/>
        </table:table-row>
        <table:table-row table:style-name="ro1">
          <table:table-cell/>
          <table:table-cell table:content-validation-name="val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0:28:45.648626959</meta:creation-date>
    <meta:generator>LibreOffice/7.3.7.2$Linux_X86_64 LibreOffice_project/30$Build-2</meta:generator>
    <dc:date>2023-09-08T01:29:56.158163621</dc:date>
    <meta:editing-duration>PT4H13M8S</meta:editing-duration>
    <meta:editing-cycles>43</meta:editing-cycles>
    <meta:document-statistic meta:table-count="1" meta:cell-count="1005" meta:object-count="0"/>
  </office:meta>
</office:document-meta>
</file>